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00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66cc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009933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loext:graphic-properties draw:fill="none" draw:fill-color="#ffffff"/>
    </style:style>
    <style:style style:name="T1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8cm" svg:x2="9.8cm" svg:y2="10.1cm">
          <text:p/>
        </draw:line>
        <draw:line draw:style-name="gr2" draw:text-style-name="P1" draw:layer="layout" svg:x1="5.1cm" svg:y1="8.2cm" svg:x2="14.2cm" svg:y2="7.9cm">
          <text:p/>
        </draw:line>
        <draw:custom-shape draw:style-name="gr3" draw:text-style-name="P2" draw:layer="layout" svg:width="0.2cm" svg:height="0.2cm" svg:x="10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6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1.0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803cm" svg:y="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104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5cm" svg:y="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6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207cm" svg:y="8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1.407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7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20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09cm" svg:y="8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21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41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1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11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01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31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7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8.5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10.011cm" svg:y="9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512cm" svg:y="1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2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213cm" svg:y="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cm" svg:height="0.2cm" svg:x="9.614cm" svg:y="7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925cm" svg:height="0.962cm" svg:x="12.775cm" svg:y="6.938cm">
          <draw:text-box>
            <text:p><text:span text:style-name="T1">P</text:span></text:p>
          </draw:text-box>
        </draw:frame>
        <draw:frame draw:style-name="gr10" draw:text-style-name="P10" draw:layer="layout" svg:width="6.348cm" svg:height="1.673cm" svg:x="2.452cm" svg:y="8.227cm">
          <draw:text-box>
            <text:p>Local Feature Space</text:p>
            <text:p>at a pixel p </text:p>
          </draw:text-box>
        </draw:frame>
        <draw:frame draw:style-name="gr11" draw:text-style-name="P10" draw:layer="layout" svg:width="4.024cm" svg:height="0.962cm" svg:x="7.7cm" svg:y="4.7cm">
          <draw:text-box>
            <text:p>after train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14T10:17:18.046402921</dc:date>
    <meta:editing-duration>PT1H12M21S</meta:editing-duration>
    <meta:editing-cycles>19</meta:editing-cycles>
    <meta:generator>LibreOffice/6.0.7.3$Linux_X86_64 LibreOffice_project/00m0$Build-3</meta:generator>
    <meta:document-statistic meta:object-count="35"/>
  </office:meta>
</office:document-meta>
</file>